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5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8064" calcext:value-type="float">
            <text:p>6.6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5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0256" calcext:value-type="float">
            <text:p>6.6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5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1968" calcext:value-type="float">
            <text:p>6.6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5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1488" calcext:value-type="float">
            <text:p>6.57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5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1864" calcext:value-type="float">
            <text:p>6.53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5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7856" calcext:value-type="float">
            <text:p>6.46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5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4328" calcext:value-type="float">
            <text:p>6.43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5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1656" calcext:value-type="float">
            <text:p>6.39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5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0528" calcext:value-type="float">
            <text:p>6.51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5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0736" calcext:value-type="float">
            <text:p>6.65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5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7792" calcext:value-type="float">
            <text:p>6.7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5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7792" calcext:value-type="float">
            <text:p>6.7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5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3408" calcext:value-type="float">
            <text:p>6.6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5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0736" calcext:value-type="float">
            <text:p>6.65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5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5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9128" calcext:value-type="float">
            <text:p>6.73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5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6936" calcext:value-type="float">
            <text:p>6.72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5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7792" calcext:value-type="float">
            <text:p>6.7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5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1696" calcext:value-type="float">
            <text:p>6.71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5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5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9504" calcext:value-type="float">
            <text:p>6.6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5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4264" calcext:value-type="float">
            <text:p>6.6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5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5496" calcext:value-type="float">
            <text:p>6.63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5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8064" calcext:value-type="float">
            <text:p>6.6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5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5016" calcext:value-type="float">
            <text:p>6.60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5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1968" calcext:value-type="float">
            <text:p>6.6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5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892" calcext:value-type="float">
            <text:p>6.5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5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6728" calcext:value-type="float">
            <text:p>6.5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5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0632" calcext:value-type="float">
            <text:p>6.58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5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7584" calcext:value-type="float">
            <text:p>6.5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5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0632" calcext:value-type="float">
            <text:p>6.58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5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0256" calcext:value-type="float">
            <text:p>6.6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5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5496" calcext:value-type="float">
            <text:p>6.63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5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94" calcext:value-type="float">
            <text:p>6.6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5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5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5496" calcext:value-type="float">
            <text:p>6.63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5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7208" calcext:value-type="float">
            <text:p>6.61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5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5016" calcext:value-type="float">
            <text:p>6.60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5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1592" calcext:value-type="float">
            <text:p>6.64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5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4264" calcext:value-type="float">
            <text:p>6.6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5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5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9024" calcext:value-type="float">
            <text:p>6.6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5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8168" calcext:value-type="float">
            <text:p>6.67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5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9504" calcext:value-type="float">
            <text:p>6.6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5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3408" calcext:value-type="float">
            <text:p>6.6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5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1216" calcext:value-type="float">
            <text:p>6.6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5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5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5976" calcext:value-type="float">
            <text:p>6.6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5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3784" calcext:value-type="float">
            <text:p>6.65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5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1592" calcext:value-type="float">
            <text:p>6.64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5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6352" calcext:value-type="float">
            <text:p>6.6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4536" calcext:value-type="float">
            <text:p>6.57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5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6248" calcext:value-type="float">
            <text:p>6.55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5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5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796" calcext:value-type="float">
            <text:p>6.5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5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6144" calcext:value-type="float">
            <text:p>6.48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5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7" calcext:value-type="float">
            <text:p>6.4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5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8336" calcext:value-type="float">
            <text:p>6.49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5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6248" calcext:value-type="float">
            <text:p>6.55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5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5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1488" calcext:value-type="float">
            <text:p>6.57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5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7104" calcext:value-type="float">
            <text:p>6.5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5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3576" calcext:value-type="float">
            <text:p>6.51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5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0048" calcext:value-type="float">
            <text:p>6.48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5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604" calcext:value-type="float">
            <text:p>6.41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5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2304" calcext:value-type="float">
            <text:p>6.24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696" calcext:value-type="float">
            <text:p>6.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5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5248" calcext:value-type="float">
            <text:p>6.17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5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8296" calcext:value-type="float">
            <text:p>6.17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5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3912" calcext:value-type="float">
            <text:p>6.15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5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8672" calcext:value-type="float">
            <text:p>6.13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5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8192" calcext:value-type="float">
            <text:p>6.1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5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0384" calcext:value-type="float">
            <text:p>6.1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5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9632" calcext:value-type="float">
            <text:p>6.1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5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316" calcext:value-type="float">
            <text:p>6.23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0968" calcext:value-type="float">
            <text:p>6.22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5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6584" calcext:value-type="float">
            <text:p>6.19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5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3056" calcext:value-type="float">
            <text:p>6.16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5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6856" calcext:value-type="float">
            <text:p>6.0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5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5896" calcext:value-type="float">
            <text:p>6.0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5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596" calcext:value-type="float">
            <text:p>5.7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5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5792" calcext:value-type="float">
            <text:p>5.9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5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4912" calcext:value-type="float">
            <text:p>6.5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5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5976" calcext:value-type="float">
            <text:p>6.6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1968" calcext:value-type="float">
            <text:p>6.6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5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9464" calcext:value-type="float">
            <text:p>6.37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5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7064" calcext:value-type="float">
            <text:p>6.22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5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9256" calcext:value-type="float">
            <text:p>6.23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5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6688" calcext:value-type="float">
            <text:p>6.26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8712" calcext:value-type="float">
            <text:p>6.45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5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6456" calcext:value-type="float">
            <text:p>6.69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5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4368" calcext:value-type="float">
            <text:p>6.7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5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5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5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0568" calcext:value-type="float">
            <text:p>6.8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6664" calcext:value-type="float">
            <text:p>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5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0568" calcext:value-type="float">
            <text:p>6.8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5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1424" calcext:value-type="float">
            <text:p>6.8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5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6184" calcext:value-type="float">
            <text:p>6.8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5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3512" calcext:value-type="float">
            <text:p>6.76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8272" calcext:value-type="float">
            <text:p>6.7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5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9128" calcext:value-type="float">
            <text:p>6.73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5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7792" calcext:value-type="float">
            <text:p>6.7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5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6832" calcext:value-type="float">
            <text:p>6.65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5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2824" calcext:value-type="float">
            <text:p>6.5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7584" calcext:value-type="float">
            <text:p>6.5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5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796" calcext:value-type="float">
            <text:p>6.5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5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984" calcext:value-type="float">
            <text:p>6.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5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8776" calcext:value-type="float">
            <text:p>6.20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5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7272" calcext:value-type="float">
            <text:p>6.36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0528" calcext:value-type="float">
            <text:p>6.51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5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748" calcext:value-type="float">
            <text:p>6.50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5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1384" calcext:value-type="float">
            <text:p>6.50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5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1592" calcext:value-type="float">
            <text:p>6.64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5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9024" calcext:value-type="float">
            <text:p>6.6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5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988" calcext:value-type="float">
            <text:p>6.6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5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3304" calcext:value-type="float">
            <text:p>6.6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5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844" calcext:value-type="float">
            <text:p>6.5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5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8336" calcext:value-type="float">
            <text:p>6.49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4224" calcext:value-type="float">
            <text:p>6.36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5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1928" calcext:value-type="float">
            <text:p>6.28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5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364" calcext:value-type="float">
            <text:p>6.2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5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316" calcext:value-type="float">
            <text:p>6.23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5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22" calcext:value-type="float">
            <text:p>6.17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5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552" calcext:value-type="float">
            <text:p>6.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1408" calcext:value-type="float">
            <text:p>5.9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5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984" calcext:value-type="float">
            <text:p>5.9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5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0656" calcext:value-type="float">
            <text:p>6.0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5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8632" calcext:value-type="float">
            <text:p>5.8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5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3224" calcext:value-type="float">
            <text:p>5.9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4328" calcext:value-type="float">
            <text:p>6.43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5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5496" calcext:value-type="float">
            <text:p>6.63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5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084" calcext:value-type="float">
            <text:p>6.72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5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9128" calcext:value-type="float">
            <text:p>6.73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5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084" calcext:value-type="float">
            <text:p>6.72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4368" calcext:value-type="float">
            <text:p>6.7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5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3512" calcext:value-type="float">
            <text:p>6.76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5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2552" calcext:value-type="float">
            <text:p>6.70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5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5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9984" calcext:value-type="float">
            <text:p>6.72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6936" calcext:value-type="float">
            <text:p>6.72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5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084" calcext:value-type="float">
            <text:p>6.72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5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8648" calcext:value-type="float">
            <text:p>6.7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5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036" calcext:value-type="float">
            <text:p>6.6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5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2928" calcext:value-type="float">
            <text:p>6.66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1592" calcext:value-type="float">
            <text:p>6.64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5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0256" calcext:value-type="float">
            <text:p>6.6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5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9296" calcext:value-type="float">
            <text:p>6.5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5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6624" calcext:value-type="float">
            <text:p>6.51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5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272" calcext:value-type="float">
            <text:p>6.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2824" calcext:value-type="float">
            <text:p>6.5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5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8064" calcext:value-type="float">
            <text:p>6.6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5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7208" calcext:value-type="float">
            <text:p>6.61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5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5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9672" calcext:value-type="float">
            <text:p>6.51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7376" calcext:value-type="float">
            <text:p>6.43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5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3368" calcext:value-type="float">
            <text:p>6.37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5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4704" calcext:value-type="float">
            <text:p>6.3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5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508" calcext:value-type="float">
            <text:p>6.35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5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7064" calcext:value-type="float">
            <text:p>6.22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412" calcext:value-type="float">
            <text:p>6.29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5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3848" calcext:value-type="float">
            <text:p>6.40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5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9464" calcext:value-type="float">
            <text:p>6.37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5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6896" calcext:value-type="float">
            <text:p>6.4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5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4912" calcext:value-type="float">
            <text:p>6.5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9776" calcext:value-type="float">
            <text:p>6.5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5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8064" calcext:value-type="float">
            <text:p>6.6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5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7688" calcext:value-type="float">
            <text:p>6.64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5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8168" calcext:value-type="float">
            <text:p>6.67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5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9024" calcext:value-type="float">
            <text:p>6.6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5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94" calcext:value-type="float">
            <text:p>6.6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5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5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0528" calcext:value-type="float">
            <text:p>6.51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5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3952" calcext:value-type="float">
            <text:p>6.47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6144" calcext:value-type="float">
            <text:p>6.48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5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176" calcext:value-type="float">
            <text:p>6.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5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8504" calcext:value-type="float">
            <text:p>6.31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5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2344" calcext:value-type="float">
            <text:p>6.5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5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5288" calcext:value-type="float">
            <text:p>6.49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224" calcext:value-type="float">
            <text:p>6.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5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4328" calcext:value-type="float">
            <text:p>6.43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5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2616" calcext:value-type="float">
            <text:p>6.45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5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7376" calcext:value-type="float">
            <text:p>6.43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5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2512" calcext:value-type="float">
            <text:p>6.3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5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176" calcext:value-type="float">
            <text:p>6.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3472" calcext:value-type="float">
            <text:p>6.44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5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176" calcext:value-type="float">
            <text:p>6.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5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796" calcext:value-type="float">
            <text:p>6.5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5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844" calcext:value-type="float">
            <text:p>6.5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5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1592" calcext:value-type="float">
            <text:p>6.64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3784" calcext:value-type="float">
            <text:p>6.65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5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5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7104" calcext:value-type="float">
            <text:p>6.5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5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2824" calcext:value-type="float">
            <text:p>6.5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5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8544" calcext:value-type="float">
            <text:p>6.63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128" calcext:value-type="float">
            <text:p>6.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5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0088" calcext:value-type="float">
            <text:p>6.80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5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6184" calcext:value-type="float">
            <text:p>6.8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5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0944" calcext:value-type="float">
            <text:p>6.7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5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18" calcext:value-type="float">
            <text:p>6.7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5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7416" calcext:value-type="float">
            <text:p>6.7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5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9128" calcext:value-type="float">
            <text:p>6.73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5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6936" calcext:value-type="float">
            <text:p>6.72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5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084" calcext:value-type="float">
            <text:p>6.72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084" calcext:value-type="float">
            <text:p>6.72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5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7792" calcext:value-type="float">
            <text:p>6.7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5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3408" calcext:value-type="float">
            <text:p>6.6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5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2072" calcext:value-type="float">
            <text:p>6.6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5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1112" calcext:value-type="float">
            <text:p>6.6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5768" calcext:value-type="float">
            <text:p>6.52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5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1384" calcext:value-type="float">
            <text:p>6.50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5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8816" calcext:value-type="float">
            <text:p>6.52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5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8336" calcext:value-type="float">
            <text:p>6.49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7" calcext:value-type="float">
            <text:p>6.4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6144" calcext:value-type="float">
            <text:p>6.48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5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3744" calcext:value-type="float">
            <text:p>6.3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5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5496" calcext:value-type="float">
            <text:p>6.63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5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9024" calcext:value-type="float">
            <text:p>6.6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5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4744" calcext:value-type="float">
            <text:p>6.7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5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5224" calcext:value-type="float">
            <text:p>6.74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5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2176" calcext:value-type="float">
            <text:p>6.7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5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6936" calcext:value-type="float">
            <text:p>6.72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3032" calcext:value-type="float">
            <text:p>6.73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2176" calcext:value-type="float">
            <text:p>6.7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5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5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3008" calcext:value-type="float">
            <text:p>7.3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6936" calcext:value-type="float">
            <text:p>6.72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132" calcext:value-type="float">
            <text:p>6.7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9128" calcext:value-type="float">
            <text:p>6.73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084" calcext:value-type="float">
            <text:p>6.72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7312" calcext:value-type="float">
            <text:p>6.6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5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0736" calcext:value-type="float">
            <text:p>6.65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2448" calcext:value-type="float">
            <text:p>6.6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2824" calcext:value-type="float">
            <text:p>6.5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4056" calcext:value-type="float">
            <text:p>6.54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8792" calcext:value-type="float">
            <text:p>7.0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1656" calcext:value-type="float">
            <text:p>6.39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5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316" calcext:value-type="float">
            <text:p>6.23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3912" calcext:value-type="float">
            <text:p>6.15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5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2136" calcext:value-type="float">
            <text:p>6.42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7712" calcext:value-type="float">
            <text:p>6.0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7624" calcext:value-type="float">
            <text:p>6.89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4576" calcext:value-type="float">
            <text:p>6.89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5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2384" calcext:value-type="float">
            <text:p>6.8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4096" calcext:value-type="float">
            <text:p>6.86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1904" calcext:value-type="float">
            <text:p>6.8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4952" calcext:value-type="float">
            <text:p>6.85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1904" calcext:value-type="float">
            <text:p>6.8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4952" calcext:value-type="float">
            <text:p>6.85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4952" calcext:value-type="float">
            <text:p>6.85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5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1048" calcext:value-type="float">
            <text:p>6.86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1048" calcext:value-type="float">
            <text:p>6.86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7144" calcext:value-type="float">
            <text:p>6.8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0192" calcext:value-type="float">
            <text:p>6.8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5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2384" calcext:value-type="float">
            <text:p>6.8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6288" calcext:value-type="float">
            <text:p>6.8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5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4096" calcext:value-type="float">
            <text:p>6.86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1048" calcext:value-type="float">
            <text:p>6.86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8856" calcext:value-type="float">
            <text:p>6.8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5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6664" calcext:value-type="float">
            <text:p>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5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0568" calcext:value-type="float">
            <text:p>6.8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5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1424" calcext:value-type="float">
            <text:p>6.8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5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9232" calcext:value-type="float">
            <text:p>6.8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5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8376" calcext:value-type="float">
            <text:p>6.8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5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5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5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1424" calcext:value-type="float">
            <text:p>6.8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5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6184" calcext:value-type="float">
            <text:p>6.8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5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4848" calcext:value-type="float">
            <text:p>6.7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5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2176" calcext:value-type="float">
            <text:p>6.7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5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9504" calcext:value-type="float">
            <text:p>6.6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5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2072" calcext:value-type="float">
            <text:p>6.6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5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1968" calcext:value-type="float">
            <text:p>6.6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5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6728" calcext:value-type="float">
            <text:p>6.5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5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6248" calcext:value-type="float">
            <text:p>6.55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5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8816" calcext:value-type="float">
            <text:p>6.52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5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9296" calcext:value-type="float">
            <text:p>6.5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5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6728" calcext:value-type="float">
            <text:p>6.5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5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1968" calcext:value-type="float">
            <text:p>6.6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5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8168" calcext:value-type="float">
            <text:p>6.67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5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9232" calcext:value-type="float">
            <text:p>6.8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6184" calcext:value-type="float">
            <text:p>6.8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5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5808" calcext:value-type="float">
            <text:p>6.8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5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1048" calcext:value-type="float">
            <text:p>6.86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5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276" calcext:value-type="float">
            <text:p>6.8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5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3136" calcext:value-type="float">
            <text:p>6.8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18" calcext:value-type="float">
            <text:p>6.7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5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0464" calcext:value-type="float">
            <text:p>6.7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5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5224" calcext:value-type="float">
            <text:p>6.74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5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3032" calcext:value-type="float">
            <text:p>6.73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5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3408" calcext:value-type="float">
            <text:p>6.6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2448" calcext:value-type="float">
            <text:p>6.6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5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1488" calcext:value-type="float">
            <text:p>6.57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5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5392" calcext:value-type="float">
            <text:p>6.5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5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1008" calcext:value-type="float">
            <text:p>6.5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5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6624" calcext:value-type="float">
            <text:p>6.51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5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8272" calcext:value-type="float">
            <text:p>6.7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132" calcext:value-type="float">
            <text:p>6.7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5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2072" calcext:value-type="float">
            <text:p>6.6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5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0336" calcext:value-type="float">
            <text:p>7.2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5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988" calcext:value-type="float">
            <text:p>6.6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5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2928" calcext:value-type="float">
            <text:p>6.66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2072" calcext:value-type="float">
            <text:p>6.6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5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5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8168" calcext:value-type="float">
            <text:p>6.67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5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9504" calcext:value-type="float">
            <text:p>6.6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5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5224" calcext:value-type="float">
            <text:p>6.74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5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3032" calcext:value-type="float">
            <text:p>6.73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5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3032" calcext:value-type="float">
            <text:p>6.73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5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9984" calcext:value-type="float">
            <text:p>6.72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9128" calcext:value-type="float">
            <text:p>6.73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9128" calcext:value-type="float">
            <text:p>6.73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5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9128" calcext:value-type="float">
            <text:p>6.73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9128" calcext:value-type="float">
            <text:p>6.73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5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6936" calcext:value-type="float">
            <text:p>6.72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5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1696" calcext:value-type="float">
            <text:p>6.71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5496" calcext:value-type="float">
            <text:p>6.63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1592" calcext:value-type="float">
            <text:p>6.64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18" calcext:value-type="float">
            <text:p>6.7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228" calcext:value-type="float">
            <text:p>6.8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5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324" calcext:value-type="float">
            <text:p>6.8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5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6288" calcext:value-type="float">
            <text:p>6.8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5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6288" calcext:value-type="float">
            <text:p>6.8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5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6288" calcext:value-type="float">
            <text:p>6.8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4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324" calcext:value-type="float">
            <text:p>6.8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4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0192" calcext:value-type="float">
            <text:p>6.8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4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0192" calcext:value-type="float">
            <text:p>6.8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4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0192" calcext:value-type="float">
            <text:p>6.8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4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0192" calcext:value-type="float">
            <text:p>6.8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4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0192" calcext:value-type="float">
            <text:p>6.8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4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324" calcext:value-type="float">
            <text:p>6.8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4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324" calcext:value-type="float">
            <text:p>6.8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4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324" calcext:value-type="float">
            <text:p>6.8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4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324" calcext:value-type="float">
            <text:p>6.8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4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4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4576" calcext:value-type="float">
            <text:p>6.89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4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4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5432" calcext:value-type="float">
            <text:p>6.8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4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9336" calcext:value-type="float">
            <text:p>6.8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4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6288" calcext:value-type="float">
            <text:p>6.8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0192" calcext:value-type="float">
            <text:p>6.8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4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6288" calcext:value-type="float">
            <text:p>6.8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4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9336" calcext:value-type="float">
            <text:p>6.8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4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9336" calcext:value-type="float">
            <text:p>6.8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4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9336" calcext:value-type="float">
            <text:p>6.8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6288" calcext:value-type="float">
            <text:p>6.8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4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6288" calcext:value-type="float">
            <text:p>6.8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4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324" calcext:value-type="float">
            <text:p>6.8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4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6288" calcext:value-type="float">
            <text:p>6.8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4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6288" calcext:value-type="float">
            <text:p>6.8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4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6288" calcext:value-type="float">
            <text:p>6.8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4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324" calcext:value-type="float">
            <text:p>6.8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4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9336" calcext:value-type="float">
            <text:p>6.8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4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9336" calcext:value-type="float">
            <text:p>6.8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4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324" calcext:value-type="float">
            <text:p>6.8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4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0192" calcext:value-type="float">
            <text:p>6.8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4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1048" calcext:value-type="float">
            <text:p>6.86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4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4952" calcext:value-type="float">
            <text:p>6.85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4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0192" calcext:value-type="float">
            <text:p>6.8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4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1904" calcext:value-type="float">
            <text:p>6.8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4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4472" calcext:value-type="float">
            <text:p>6.82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4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5328" calcext:value-type="float">
            <text:p>6.81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4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276" calcext:value-type="float">
            <text:p>6.8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4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2384" calcext:value-type="float">
            <text:p>6.8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4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2384" calcext:value-type="float">
            <text:p>6.8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4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1048" calcext:value-type="float">
            <text:p>6.86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4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8856" calcext:value-type="float">
            <text:p>6.8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4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4096" calcext:value-type="float">
            <text:p>6.86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4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9336" calcext:value-type="float">
            <text:p>6.8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4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9336" calcext:value-type="float">
            <text:p>6.8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4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324" calcext:value-type="float">
            <text:p>6.8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4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7144" calcext:value-type="float">
            <text:p>6.8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4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4096" calcext:value-type="float">
            <text:p>6.86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4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6288" calcext:value-type="float">
            <text:p>6.8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4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7144" calcext:value-type="float">
            <text:p>6.8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4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4952" calcext:value-type="float">
            <text:p>6.85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4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4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9336" calcext:value-type="float">
            <text:p>6.8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4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2864" calcext:value-type="float">
            <text:p>6.9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4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372" calcext:value-type="float">
            <text:p>6.9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4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276" calcext:value-type="float">
            <text:p>6.8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4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9712" calcext:value-type="float">
            <text:p>6.8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4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8856" calcext:value-type="float">
            <text:p>6.8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4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324" calcext:value-type="float">
            <text:p>6.8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6288" calcext:value-type="float">
            <text:p>6.8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4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324" calcext:value-type="float">
            <text:p>6.8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6288" calcext:value-type="float">
            <text:p>6.8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4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2384" calcext:value-type="float">
            <text:p>6.8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4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2384" calcext:value-type="float">
            <text:p>6.8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4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5432" calcext:value-type="float">
            <text:p>6.8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4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2384" calcext:value-type="float">
            <text:p>6.8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0192" calcext:value-type="float">
            <text:p>6.8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4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6288" calcext:value-type="float">
            <text:p>6.8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4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6288" calcext:value-type="float">
            <text:p>6.8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4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6288" calcext:value-type="float">
            <text:p>6.8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4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2384" calcext:value-type="float">
            <text:p>6.8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9336" calcext:value-type="float">
            <text:p>6.8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4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9336" calcext:value-type="float">
            <text:p>6.8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4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2384" calcext:value-type="float">
            <text:p>6.8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4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2384" calcext:value-type="float">
            <text:p>6.8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5432" calcext:value-type="float">
            <text:p>6.8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2384" calcext:value-type="float">
            <text:p>6.8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2384" calcext:value-type="float">
            <text:p>6.8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4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2384" calcext:value-type="float">
            <text:p>6.8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4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6288" calcext:value-type="float">
            <text:p>6.8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4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6288" calcext:value-type="float">
            <text:p>6.8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6288" calcext:value-type="float">
            <text:p>6.8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4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6288" calcext:value-type="float">
            <text:p>6.8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4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5432" calcext:value-type="float">
            <text:p>6.8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4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4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5432" calcext:value-type="float">
            <text:p>6.8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9336" calcext:value-type="float">
            <text:p>6.8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4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6288" calcext:value-type="float">
            <text:p>6.8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4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0192" calcext:value-type="float">
            <text:p>6.8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4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4096" calcext:value-type="float">
            <text:p>6.86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8856" calcext:value-type="float">
            <text:p>6.8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4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276" calcext:value-type="float">
            <text:p>6.8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4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0568" calcext:value-type="float">
            <text:p>6.8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4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1424" calcext:value-type="float">
            <text:p>6.8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4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4472" calcext:value-type="float">
            <text:p>6.82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4472" calcext:value-type="float">
            <text:p>6.82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4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4472" calcext:value-type="float">
            <text:p>6.82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4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4472" calcext:value-type="float">
            <text:p>6.82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4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4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3616" calcext:value-type="float">
            <text:p>6.83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6664" calcext:value-type="float">
            <text:p>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4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0568" calcext:value-type="float">
            <text:p>6.8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4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3616" calcext:value-type="float">
            <text:p>6.83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4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0568" calcext:value-type="float">
            <text:p>6.8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0568" calcext:value-type="float">
            <text:p>6.8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4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1424" calcext:value-type="float">
            <text:p>6.8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4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1424" calcext:value-type="float">
            <text:p>6.8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4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8376" calcext:value-type="float">
            <text:p>6.8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4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8376" calcext:value-type="float">
            <text:p>6.8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5328" calcext:value-type="float">
            <text:p>6.81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4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228" calcext:value-type="float">
            <text:p>6.8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4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228" calcext:value-type="float">
            <text:p>6.8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4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6184" calcext:value-type="float">
            <text:p>6.8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4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7896" calcext:value-type="float">
            <text:p>6.7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4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8752" calcext:value-type="float">
            <text:p>6.7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4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9608" calcext:value-type="float">
            <text:p>6.7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4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3512" calcext:value-type="float">
            <text:p>6.76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4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7416" calcext:value-type="float">
            <text:p>6.7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4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6936" calcext:value-type="float">
            <text:p>6.72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2656" calcext:value-type="float">
            <text:p>6.7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4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6184" calcext:value-type="float">
            <text:p>6.8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4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6184" calcext:value-type="float">
            <text:p>6.8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4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0088" calcext:value-type="float">
            <text:p>6.80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4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4848" calcext:value-type="float">
            <text:p>6.7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9608" calcext:value-type="float">
            <text:p>6.7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4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4368" calcext:value-type="float">
            <text:p>6.7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4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9128" calcext:value-type="float">
            <text:p>6.73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4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4744" calcext:value-type="float">
            <text:p>6.7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4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2928" calcext:value-type="float">
            <text:p>6.66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892" calcext:value-type="float">
            <text:p>6.5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4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9776" calcext:value-type="float">
            <text:p>6.5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4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7688" calcext:value-type="float">
            <text:p>6.64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4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2928" calcext:value-type="float">
            <text:p>6.66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4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6352" calcext:value-type="float">
            <text:p>6.6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3784" calcext:value-type="float">
            <text:p>6.65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4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1216" calcext:value-type="float">
            <text:p>6.6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4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9504" calcext:value-type="float">
            <text:p>6.6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4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1696" calcext:value-type="float">
            <text:p>6.71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4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1696" calcext:value-type="float">
            <text:p>6.71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8648" calcext:value-type="float">
            <text:p>6.7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4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7792" calcext:value-type="float">
            <text:p>6.7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4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5224" calcext:value-type="float">
            <text:p>6.74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4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3032" calcext:value-type="float">
            <text:p>6.73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9504" calcext:value-type="float">
            <text:p>6.6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4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4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8168" calcext:value-type="float">
            <text:p>6.67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4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5496" calcext:value-type="float">
            <text:p>6.63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4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5392" calcext:value-type="float">
            <text:p>6.5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4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5392" calcext:value-type="float">
            <text:p>6.5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844" calcext:value-type="float">
            <text:p>6.5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4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2344" calcext:value-type="float">
            <text:p>6.5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4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1488" calcext:value-type="float">
            <text:p>6.57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4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4912" calcext:value-type="float">
            <text:p>6.5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4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6144" calcext:value-type="float">
            <text:p>6.48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7856" calcext:value-type="float">
            <text:p>6.46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4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9568" calcext:value-type="float">
            <text:p>6.44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4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8232" calcext:value-type="float">
            <text:p>6.42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4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4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4224" calcext:value-type="float">
            <text:p>6.36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268" calcext:value-type="float">
            <text:p>6.20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4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4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4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4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8048" calcext:value-type="float">
            <text:p>5.7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4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1952" calcext:value-type="float">
            <text:p>5.7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4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8904" calcext:value-type="float">
            <text:p>5.7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4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1952" calcext:value-type="float">
            <text:p>5.7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4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2432" calcext:value-type="float">
            <text:p>5.7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3768" calcext:value-type="float">
            <text:p>5.7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4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2264" calcext:value-type="float">
            <text:p>5.92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4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6376" calcext:value-type="float">
            <text:p>6.05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4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0216" calcext:value-type="float">
            <text:p>6.30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4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9736" calcext:value-type="float">
            <text:p>6.26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5896" calcext:value-type="float">
            <text:p>6.0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4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8464" calcext:value-type="float">
            <text:p>5.9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4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5728" calcext:value-type="float">
            <text:p>6.20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4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7192" calcext:value-type="float">
            <text:p>5.7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4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6312" calcext:value-type="float">
            <text:p>6.30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0864" calcext:value-type="float">
            <text:p>6.15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4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3576" calcext:value-type="float">
            <text:p>6.51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4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2824" calcext:value-type="float">
            <text:p>6.5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4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6248" calcext:value-type="float">
            <text:p>6.55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4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3576" calcext:value-type="float">
            <text:p>6.51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2512" calcext:value-type="float">
            <text:p>6.3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4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7168" calcext:value-type="float">
            <text:p>6.29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4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364" calcext:value-type="float">
            <text:p>6.2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4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9152" calcext:value-type="float">
            <text:p>6.16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4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5792" calcext:value-type="float">
            <text:p>5.9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9008" calcext:value-type="float">
            <text:p>5.7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4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3496" calcext:value-type="float">
            <text:p>5.8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4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4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4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4184" calcext:value-type="float">
            <text:p>6.04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5248" calcext:value-type="float">
            <text:p>6.17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4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5896" calcext:value-type="float">
            <text:p>6.0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4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3224" calcext:value-type="float">
            <text:p>5.9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4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8464" calcext:value-type="float">
            <text:p>5.9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4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1512" calcext:value-type="float">
            <text:p>6.00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0864" calcext:value-type="float">
            <text:p>6.15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4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6856" calcext:value-type="float">
            <text:p>6.0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4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696" calcext:value-type="float">
            <text:p>6.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4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3432" calcext:value-type="float">
            <text:p>6.12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4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4664" calcext:value-type="float">
            <text:p>6.07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6648" calcext:value-type="float">
            <text:p>5.9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4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8152" calcext:value-type="float">
            <text:p>5.7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4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884" calcext:value-type="float">
            <text:p>5.9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4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1888" calcext:value-type="float">
            <text:p>5.9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4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2744" calcext:value-type="float">
            <text:p>5.95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4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7128" calcext:value-type="float">
            <text:p>5.9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6376" calcext:value-type="float">
            <text:p>6.05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4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888" calcext:value-type="float">
            <text:p>6.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4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4704" calcext:value-type="float">
            <text:p>6.3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4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8192" calcext:value-type="float">
            <text:p>6.1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4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5936" calcext:value-type="float">
            <text:p>6.34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7" calcext:value-type="float">
            <text:p>6.4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4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3368" calcext:value-type="float">
            <text:p>6.37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4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0864" calcext:value-type="float">
            <text:p>6.15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4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1032" calcext:value-type="float">
            <text:p>5.9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4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3392" calcext:value-type="float">
            <text:p>5.8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7024" calcext:value-type="float">
            <text:p>5.9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4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1824" calcext:value-type="float">
            <text:p>6.21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4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6584" calcext:value-type="float">
            <text:p>6.19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4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4288" calcext:value-type="float">
            <text:p>6.1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4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8088" calcext:value-type="float">
            <text:p>6.03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836" calcext:value-type="float">
            <text:p>5.9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4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9112" calcext:value-type="float">
            <text:p>5.8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4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9424" calcext:value-type="float">
            <text:p>6.05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4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9048" calcext:value-type="float">
            <text:p>6.09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4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2032" calcext:value-type="float">
            <text:p>6.3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7688" calcext:value-type="float">
            <text:p>6.64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4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5016" calcext:value-type="float">
            <text:p>6.60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4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7272" calcext:value-type="float">
            <text:p>6.36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4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1864" calcext:value-type="float">
            <text:p>6.53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4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0256" calcext:value-type="float">
            <text:p>6.6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3952" calcext:value-type="float">
            <text:p>6.47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4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1008" calcext:value-type="float">
            <text:p>6.5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4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3096" calcext:value-type="float">
            <text:p>6.48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4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9608" calcext:value-type="float">
            <text:p>6.7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4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2176" calcext:value-type="float">
            <text:p>6.7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1216" calcext:value-type="float">
            <text:p>6.6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4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4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7584" calcext:value-type="float">
            <text:p>6.5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4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9568" calcext:value-type="float">
            <text:p>6.44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4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9128" calcext:value-type="float">
            <text:p>6.73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4472" calcext:value-type="float">
            <text:p>6.82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4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4096" calcext:value-type="float">
            <text:p>6.86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4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4952" calcext:value-type="float">
            <text:p>6.85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4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9712" calcext:value-type="float">
            <text:p>6.8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4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228" calcext:value-type="float">
            <text:p>6.8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4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8272" calcext:value-type="float">
            <text:p>6.7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4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7896" calcext:value-type="float">
            <text:p>6.7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4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228" calcext:value-type="float">
            <text:p>6.8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4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0568" calcext:value-type="float">
            <text:p>6.8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276" calcext:value-type="float">
            <text:p>6.8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4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276" calcext:value-type="float">
            <text:p>6.8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4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9712" calcext:value-type="float">
            <text:p>6.8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9712" calcext:value-type="float">
            <text:p>6.8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4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0568" calcext:value-type="float">
            <text:p>6.8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0568" calcext:value-type="float">
            <text:p>6.8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5808" calcext:value-type="float">
            <text:p>6.8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5808" calcext:value-type="float">
            <text:p>6.8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4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6664" calcext:value-type="float">
            <text:p>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4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8856" calcext:value-type="float">
            <text:p>6.8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4952" calcext:value-type="float">
            <text:p>6.85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1904" calcext:value-type="float">
            <text:p>6.8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5808" calcext:value-type="float">
            <text:p>6.8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4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276" calcext:value-type="float">
            <text:p>6.8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8856" calcext:value-type="float">
            <text:p>6.8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4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1904" calcext:value-type="float">
            <text:p>6.8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4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4952" calcext:value-type="float">
            <text:p>6.85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4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0192" calcext:value-type="float">
            <text:p>6.8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7144" calcext:value-type="float">
            <text:p>6.8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4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1048" calcext:value-type="float">
            <text:p>6.86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4952" calcext:value-type="float">
            <text:p>6.85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4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7144" calcext:value-type="float">
            <text:p>6.8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4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324" calcext:value-type="float">
            <text:p>6.8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4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9336" calcext:value-type="float">
            <text:p>6.8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5432" calcext:value-type="float">
            <text:p>6.8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5432" calcext:value-type="float">
            <text:p>6.8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2384" calcext:value-type="float">
            <text:p>6.8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324" calcext:value-type="float">
            <text:p>6.8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4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1048" calcext:value-type="float">
            <text:p>6.86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4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9712" calcext:value-type="float">
            <text:p>6.8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6184" calcext:value-type="float">
            <text:p>6.8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4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0088" calcext:value-type="float">
            <text:p>6.80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4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324" calcext:value-type="float">
            <text:p>6.8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6288" calcext:value-type="float">
            <text:p>6.8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4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6288" calcext:value-type="float">
            <text:p>6.8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4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6288" calcext:value-type="float">
            <text:p>6.8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4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324" calcext:value-type="float">
            <text:p>6.8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4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6288" calcext:value-type="float">
            <text:p>6.8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4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9336" calcext:value-type="float">
            <text:p>6.8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4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9336" calcext:value-type="float">
            <text:p>6.8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4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2384" calcext:value-type="float">
            <text:p>6.8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4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2384" calcext:value-type="float">
            <text:p>6.8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4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9336" calcext:value-type="float">
            <text:p>6.8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4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9336" calcext:value-type="float">
            <text:p>6.8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4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9336" calcext:value-type="float">
            <text:p>6.8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4-0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7624" calcext:value-type="float">
            <text:p>6.89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4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4576" calcext:value-type="float">
            <text:p>6.89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4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1528" calcext:value-type="float">
            <text:p>6.89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4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5432" calcext:value-type="float">
            <text:p>6.8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4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2384" calcext:value-type="float">
            <text:p>6.8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4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6288" calcext:value-type="float">
            <text:p>6.8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4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7144" calcext:value-type="float">
            <text:p>6.8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4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276" calcext:value-type="float">
            <text:p>6.8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4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6664" calcext:value-type="float">
            <text:p>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4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3616" calcext:value-type="float">
            <text:p>6.83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4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3616" calcext:value-type="float">
            <text:p>6.83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4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9712" calcext:value-type="float">
            <text:p>6.8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4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7144" calcext:value-type="float">
            <text:p>6.8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4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7144" calcext:value-type="float">
            <text:p>6.8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4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4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276" calcext:value-type="float">
            <text:p>6.8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4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3616" calcext:value-type="float">
            <text:p>6.83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4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1424" calcext:value-type="float">
            <text:p>6.8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4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3136" calcext:value-type="float">
            <text:p>6.8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4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8752" calcext:value-type="float">
            <text:p>6.7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4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9128" calcext:value-type="float">
            <text:p>6.73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4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9504" calcext:value-type="float">
            <text:p>6.6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4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7792" calcext:value-type="float">
            <text:p>6.7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4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8648" calcext:value-type="float">
            <text:p>6.7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4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4912" calcext:value-type="float">
            <text:p>6.5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4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4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5224" calcext:value-type="float">
            <text:p>6.74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4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9984" calcext:value-type="float">
            <text:p>6.72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4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1696" calcext:value-type="float">
            <text:p>6.71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3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3344" calcext:value-type="float">
            <text:p>6.9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3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5536" calcext:value-type="float">
            <text:p>6.95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3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3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5056" calcext:value-type="float">
            <text:p>6.9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3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4576" calcext:value-type="float">
            <text:p>6.89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3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0192" calcext:value-type="float">
            <text:p>6.8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3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9336" calcext:value-type="float">
            <text:p>6.8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3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8104" calcext:value-type="float">
            <text:p>6.92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3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0296" calcext:value-type="float">
            <text:p>6.94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3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0296" calcext:value-type="float">
            <text:p>6.94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3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6392" calcext:value-type="float">
            <text:p>6.9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3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6392" calcext:value-type="float">
            <text:p>6.9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3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3344" calcext:value-type="float">
            <text:p>6.9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3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0296" calcext:value-type="float">
            <text:p>6.94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3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3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2864" calcext:value-type="float">
            <text:p>6.9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3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0296" calcext:value-type="float">
            <text:p>6.94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3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3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5536" calcext:value-type="float">
            <text:p>6.95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3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8584" calcext:value-type="float">
            <text:p>6.95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3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8584" calcext:value-type="float">
            <text:p>6.95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3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5536" calcext:value-type="float">
            <text:p>6.95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3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2488" calcext:value-type="float">
            <text:p>6.9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3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3344" calcext:value-type="float">
            <text:p>6.9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3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3344" calcext:value-type="float">
            <text:p>6.9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3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6392" calcext:value-type="float">
            <text:p>6.9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3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3344" calcext:value-type="float">
            <text:p>6.9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3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3344" calcext:value-type="float">
            <text:p>6.9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3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0296" calcext:value-type="float">
            <text:p>6.94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3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6392" calcext:value-type="float">
            <text:p>6.9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3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6392" calcext:value-type="float">
            <text:p>6.9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3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5536" calcext:value-type="float">
            <text:p>6.95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3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42" calcext:value-type="float">
            <text:p>6.9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3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8104" calcext:value-type="float">
            <text:p>6.92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3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8104" calcext:value-type="float">
            <text:p>6.92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3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5056" calcext:value-type="float">
            <text:p>6.9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3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7248" calcext:value-type="float">
            <text:p>6.9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3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3344" calcext:value-type="float">
            <text:p>6.9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3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7248" calcext:value-type="float">
            <text:p>6.9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3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1152" calcext:value-type="float">
            <text:p>6.9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3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372" calcext:value-type="float">
            <text:p>6.9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3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5912" calcext:value-type="float">
            <text:p>6.91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3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2488" calcext:value-type="float">
            <text:p>6.9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3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5536" calcext:value-type="float">
            <text:p>6.95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3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8584" calcext:value-type="float">
            <text:p>6.95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3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5536" calcext:value-type="float">
            <text:p>6.95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3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8584" calcext:value-type="float">
            <text:p>6.95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3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8584" calcext:value-type="float">
            <text:p>6.95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3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8584" calcext:value-type="float">
            <text:p>6.95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3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5536" calcext:value-type="float">
            <text:p>6.95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3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5536" calcext:value-type="float">
            <text:p>6.95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3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5536" calcext:value-type="float">
            <text:p>6.95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3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5536" calcext:value-type="float">
            <text:p>6.95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3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2488" calcext:value-type="float">
            <text:p>6.9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3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3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3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6392" calcext:value-type="float">
            <text:p>6.9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3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42" calcext:value-type="float">
            <text:p>6.9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3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8104" calcext:value-type="float">
            <text:p>6.92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3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2008" calcext:value-type="float">
            <text:p>6.9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7248" calcext:value-type="float">
            <text:p>6.9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3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2864" calcext:value-type="float">
            <text:p>6.9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2864" calcext:value-type="float">
            <text:p>6.9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3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9816" calcext:value-type="float">
            <text:p>6.90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3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3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3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2864" calcext:value-type="float">
            <text:p>6.9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2008" calcext:value-type="float">
            <text:p>6.9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3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5056" calcext:value-type="float">
            <text:p>6.9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3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42" calcext:value-type="float">
            <text:p>6.9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3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1152" calcext:value-type="float">
            <text:p>6.9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3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1152" calcext:value-type="float">
            <text:p>6.9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1152" calcext:value-type="float">
            <text:p>6.9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3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5056" calcext:value-type="float">
            <text:p>6.9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3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2008" calcext:value-type="float">
            <text:p>6.9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3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2008" calcext:value-type="float">
            <text:p>6.9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3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5056" calcext:value-type="float">
            <text:p>6.9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5056" calcext:value-type="float">
            <text:p>6.9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3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2008" calcext:value-type="float">
            <text:p>6.9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3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2008" calcext:value-type="float">
            <text:p>6.9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3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2008" calcext:value-type="float">
            <text:p>6.9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3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2008" calcext:value-type="float">
            <text:p>6.9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5056" calcext:value-type="float">
            <text:p>6.9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3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3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2008" calcext:value-type="float">
            <text:p>6.9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3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2008" calcext:value-type="float">
            <text:p>6.9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3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6768" calcext:value-type="float">
            <text:p>6.90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6288" calcext:value-type="float">
            <text:p>6.8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3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1528" calcext:value-type="float">
            <text:p>6.89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3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9816" calcext:value-type="float">
            <text:p>6.90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3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6768" calcext:value-type="float">
            <text:p>6.90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3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5912" calcext:value-type="float">
            <text:p>6.91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2864" calcext:value-type="float">
            <text:p>6.9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3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5912" calcext:value-type="float">
            <text:p>6.91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3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6768" calcext:value-type="float">
            <text:p>6.90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3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7624" calcext:value-type="float">
            <text:p>6.89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3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372" calcext:value-type="float">
            <text:p>6.9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3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6768" calcext:value-type="float">
            <text:p>6.90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3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5432" calcext:value-type="float">
            <text:p>6.8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3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9336" calcext:value-type="float">
            <text:p>6.8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3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0672" calcext:value-type="float">
            <text:p>6.90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372" calcext:value-type="float">
            <text:p>6.9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3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9816" calcext:value-type="float">
            <text:p>6.90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3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372" calcext:value-type="float">
            <text:p>6.9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3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3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7624" calcext:value-type="float">
            <text:p>6.89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0672" calcext:value-type="float">
            <text:p>6.90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3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9816" calcext:value-type="float">
            <text:p>6.90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3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2864" calcext:value-type="float">
            <text:p>6.9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3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5912" calcext:value-type="float">
            <text:p>6.91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3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2008" calcext:value-type="float">
            <text:p>6.9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8104" calcext:value-type="float">
            <text:p>6.92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3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42" calcext:value-type="float">
            <text:p>6.9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3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7248" calcext:value-type="float">
            <text:p>6.9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3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3344" calcext:value-type="float">
            <text:p>6.9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3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42" calcext:value-type="float">
            <text:p>6.9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372" calcext:value-type="float">
            <text:p>6.9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3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0672" calcext:value-type="float">
            <text:p>6.90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3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2864" calcext:value-type="float">
            <text:p>6.9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3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5912" calcext:value-type="float">
            <text:p>6.91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3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2008" calcext:value-type="float">
            <text:p>6.9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3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7248" calcext:value-type="float">
            <text:p>6.9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7248" calcext:value-type="float">
            <text:p>6.9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3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7248" calcext:value-type="float">
            <text:p>6.9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3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0296" calcext:value-type="float">
            <text:p>6.94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3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7248" calcext:value-type="float">
            <text:p>6.9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3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6392" calcext:value-type="float">
            <text:p>6.9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6392" calcext:value-type="float">
            <text:p>6.9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3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1152" calcext:value-type="float">
            <text:p>6.9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3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1152" calcext:value-type="float">
            <text:p>6.9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3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0296" calcext:value-type="float">
            <text:p>6.94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3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7248" calcext:value-type="float">
            <text:p>6.9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8104" calcext:value-type="float">
            <text:p>6.92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3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2008" calcext:value-type="float">
            <text:p>6.9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3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372" calcext:value-type="float">
            <text:p>6.9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3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7144" calcext:value-type="float">
            <text:p>6.8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3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276" calcext:value-type="float">
            <text:p>6.8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9712" calcext:value-type="float">
            <text:p>6.8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3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3616" calcext:value-type="float">
            <text:p>6.83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3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0568" calcext:value-type="float">
            <text:p>6.8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3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8856" calcext:value-type="float">
            <text:p>6.8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3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6664" calcext:value-type="float">
            <text:p>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9712" calcext:value-type="float">
            <text:p>6.8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3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4096" calcext:value-type="float">
            <text:p>6.86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3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0192" calcext:value-type="float">
            <text:p>6.8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3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4096" calcext:value-type="float">
            <text:p>6.86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3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9712" calcext:value-type="float">
            <text:p>6.8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9712" calcext:value-type="float">
            <text:p>6.8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3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7144" calcext:value-type="float">
            <text:p>6.8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3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4096" calcext:value-type="float">
            <text:p>6.86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3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324" calcext:value-type="float">
            <text:p>6.8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3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5432" calcext:value-type="float">
            <text:p>6.8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3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5432" calcext:value-type="float">
            <text:p>6.8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2384" calcext:value-type="float">
            <text:p>6.8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3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5432" calcext:value-type="float">
            <text:p>6.8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3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7624" calcext:value-type="float">
            <text:p>6.89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3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372" calcext:value-type="float">
            <text:p>6.9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3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4952" calcext:value-type="float">
            <text:p>6.85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3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276" calcext:value-type="float">
            <text:p>6.8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3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1424" calcext:value-type="float">
            <text:p>6.8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3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9232" calcext:value-type="float">
            <text:p>6.8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3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6184" calcext:value-type="float">
            <text:p>6.8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18" calcext:value-type="float">
            <text:p>6.7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3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7896" calcext:value-type="float">
            <text:p>6.7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3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7896" calcext:value-type="float">
            <text:p>6.7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3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7896" calcext:value-type="float">
            <text:p>6.7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3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4848" calcext:value-type="float">
            <text:p>6.7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3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4848" calcext:value-type="float">
            <text:p>6.7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3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8752" calcext:value-type="float">
            <text:p>6.7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3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5704" calcext:value-type="float">
            <text:p>6.7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3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9608" calcext:value-type="float">
            <text:p>6.7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3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5704" calcext:value-type="float">
            <text:p>6.7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3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18" calcext:value-type="float">
            <text:p>6.7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3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18" calcext:value-type="float">
            <text:p>6.7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3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8752" calcext:value-type="float">
            <text:p>6.7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3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8752" calcext:value-type="float">
            <text:p>6.7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3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9608" calcext:value-type="float">
            <text:p>6.7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3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18" calcext:value-type="float">
            <text:p>6.7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3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5704" calcext:value-type="float">
            <text:p>6.7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3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0464" calcext:value-type="float">
            <text:p>6.7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3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036" calcext:value-type="float">
            <text:p>6.6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3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1696" calcext:value-type="float">
            <text:p>6.71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3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8272" calcext:value-type="float">
            <text:p>6.7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3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2176" calcext:value-type="float">
            <text:p>6.7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3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0464" calcext:value-type="float">
            <text:p>6.7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3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7416" calcext:value-type="float">
            <text:p>6.7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3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4368" calcext:value-type="float">
            <text:p>6.7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3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3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3512" calcext:value-type="float">
            <text:p>6.76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3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0464" calcext:value-type="float">
            <text:p>6.7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3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7416" calcext:value-type="float">
            <text:p>6.7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4368" calcext:value-type="float">
            <text:p>6.7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3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132" calcext:value-type="float">
            <text:p>6.7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3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8272" calcext:value-type="float">
            <text:p>6.7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3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8272" calcext:value-type="float">
            <text:p>6.7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3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7416" calcext:value-type="float">
            <text:p>6.7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7416" calcext:value-type="float">
            <text:p>6.7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3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3512" calcext:value-type="float">
            <text:p>6.76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6184" calcext:value-type="float">
            <text:p>6.8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8376" calcext:value-type="float">
            <text:p>6.8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3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8376" calcext:value-type="float">
            <text:p>6.8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5328" calcext:value-type="float">
            <text:p>6.81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3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228" calcext:value-type="float">
            <text:p>6.8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3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9232" calcext:value-type="float">
            <text:p>6.8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3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5328" calcext:value-type="float">
            <text:p>6.81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3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9232" calcext:value-type="float">
            <text:p>6.8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9232" calcext:value-type="float">
            <text:p>6.8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3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6184" calcext:value-type="float">
            <text:p>6.8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3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0088" calcext:value-type="float">
            <text:p>6.80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3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7896" calcext:value-type="float">
            <text:p>6.7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3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5704" calcext:value-type="float">
            <text:p>6.7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132" calcext:value-type="float">
            <text:p>6.7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3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9128" calcext:value-type="float">
            <text:p>6.73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3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9128" calcext:value-type="float">
            <text:p>6.73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3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0464" calcext:value-type="float">
            <text:p>6.7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3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8648" calcext:value-type="float">
            <text:p>6.7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2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5976" calcext:value-type="float">
            <text:p>6.6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2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2072" calcext:value-type="float">
            <text:p>6.6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2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1216" calcext:value-type="float">
            <text:p>6.6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2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036" calcext:value-type="float">
            <text:p>6.6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2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4264" calcext:value-type="float">
            <text:p>6.6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2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1216" calcext:value-type="float">
            <text:p>6.6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2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2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7416" calcext:value-type="float">
            <text:p>6.7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2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8376" calcext:value-type="float">
            <text:p>6.8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2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9232" calcext:value-type="float">
            <text:p>6.8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2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9712" calcext:value-type="float">
            <text:p>6.8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2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276" calcext:value-type="float">
            <text:p>6.8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2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9712" calcext:value-type="float">
            <text:p>6.8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2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6664" calcext:value-type="float">
            <text:p>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2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5808" calcext:value-type="float">
            <text:p>6.8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2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276" calcext:value-type="float">
            <text:p>6.8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2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6664" calcext:value-type="float">
            <text:p>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2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5328" calcext:value-type="float">
            <text:p>6.81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2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3616" calcext:value-type="float">
            <text:p>6.83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2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8856" calcext:value-type="float">
            <text:p>6.8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2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1904" calcext:value-type="float">
            <text:p>6.8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2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1904" calcext:value-type="float">
            <text:p>6.8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2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1904" calcext:value-type="float">
            <text:p>6.8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2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4096" calcext:value-type="float">
            <text:p>6.86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2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7144" calcext:value-type="float">
            <text:p>6.8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2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4096" calcext:value-type="float">
            <text:p>6.86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2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1048" calcext:value-type="float">
            <text:p>6.86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2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1048" calcext:value-type="float">
            <text:p>6.86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2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2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1904" calcext:value-type="float">
            <text:p>6.8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2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8856" calcext:value-type="float">
            <text:p>6.8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2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9712" calcext:value-type="float">
            <text:p>6.8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2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1424" calcext:value-type="float">
            <text:p>6.8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2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228" calcext:value-type="float">
            <text:p>6.8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2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228" calcext:value-type="float">
            <text:p>6.8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2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4472" calcext:value-type="float">
            <text:p>6.82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2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0568" calcext:value-type="float">
            <text:p>6.8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2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2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2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3616" calcext:value-type="float">
            <text:p>6.83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2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0568" calcext:value-type="float">
            <text:p>6.8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2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4472" calcext:value-type="float">
            <text:p>6.82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2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3992" calcext:value-type="float">
            <text:p>6.79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2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0088" calcext:value-type="float">
            <text:p>6.80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2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0088" calcext:value-type="float">
            <text:p>6.80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2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0088" calcext:value-type="float">
            <text:p>6.80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2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3136" calcext:value-type="float">
            <text:p>6.8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2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0568" calcext:value-type="float">
            <text:p>6.8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2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3616" calcext:value-type="float">
            <text:p>6.83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2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4472" calcext:value-type="float">
            <text:p>6.82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2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9232" calcext:value-type="float">
            <text:p>6.8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2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7896" calcext:value-type="float">
            <text:p>6.7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2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2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2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9984" calcext:value-type="float">
            <text:p>6.72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2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1216" calcext:value-type="float">
            <text:p>6.6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8544" calcext:value-type="float">
            <text:p>6.63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2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8272" calcext:value-type="float">
            <text:p>6.7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2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3992" calcext:value-type="float">
            <text:p>6.79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2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0944" calcext:value-type="float">
            <text:p>6.7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2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4904" calcext:value-type="float">
            <text:p>7.9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2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0088" calcext:value-type="float">
            <text:p>6.80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0088" calcext:value-type="float">
            <text:p>6.80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2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0088" calcext:value-type="float">
            <text:p>6.80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2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3136" calcext:value-type="float">
            <text:p>6.8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2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3992" calcext:value-type="float">
            <text:p>6.79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2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4848" calcext:value-type="float">
            <text:p>6.7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18" calcext:value-type="float">
            <text:p>6.7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2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4848" calcext:value-type="float">
            <text:p>6.7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2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2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0088" calcext:value-type="float">
            <text:p>6.80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2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4472" calcext:value-type="float">
            <text:p>6.82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3616" calcext:value-type="float">
            <text:p>6.83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2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2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5808" calcext:value-type="float">
            <text:p>6.8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2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8856" calcext:value-type="float">
            <text:p>6.8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2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5808" calcext:value-type="float">
            <text:p>6.8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9712" calcext:value-type="float">
            <text:p>6.8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2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8376" calcext:value-type="float">
            <text:p>6.8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2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3136" calcext:value-type="float">
            <text:p>6.8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2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228" calcext:value-type="float">
            <text:p>6.8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2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4472" calcext:value-type="float">
            <text:p>6.82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2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8376" calcext:value-type="float">
            <text:p>6.8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2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5328" calcext:value-type="float">
            <text:p>6.81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2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228" calcext:value-type="float">
            <text:p>6.8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2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0088" calcext:value-type="float">
            <text:p>6.80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8752" calcext:value-type="float">
            <text:p>6.7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2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2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1424" calcext:value-type="float">
            <text:p>6.8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2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2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1424" calcext:value-type="float">
            <text:p>6.8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8376" calcext:value-type="float">
            <text:p>6.8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2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228" calcext:value-type="float">
            <text:p>6.8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2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6184" calcext:value-type="float">
            <text:p>6.8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2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9232" calcext:value-type="float">
            <text:p>6.8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2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6184" calcext:value-type="float">
            <text:p>6.8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3136" calcext:value-type="float">
            <text:p>6.8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2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0944" calcext:value-type="float">
            <text:p>6.7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2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5704" calcext:value-type="float">
            <text:p>6.7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2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4848" calcext:value-type="float">
            <text:p>6.7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2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5328" calcext:value-type="float">
            <text:p>6.81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9232" calcext:value-type="float">
            <text:p>6.8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2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0088" calcext:value-type="float">
            <text:p>6.80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2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3992" calcext:value-type="float">
            <text:p>6.79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2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3992" calcext:value-type="float">
            <text:p>6.79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2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7896" calcext:value-type="float">
            <text:p>6.7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3992" calcext:value-type="float">
            <text:p>6.79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2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6184" calcext:value-type="float">
            <text:p>6.8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2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6184" calcext:value-type="float">
            <text:p>6.8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2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0088" calcext:value-type="float">
            <text:p>6.80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2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3992" calcext:value-type="float">
            <text:p>6.79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0568" calcext:value-type="float">
            <text:p>6.8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2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276" calcext:value-type="float">
            <text:p>6.8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2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3616" calcext:value-type="float">
            <text:p>6.83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2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18" calcext:value-type="float">
            <text:p>6.7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2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3512" calcext:value-type="float">
            <text:p>6.76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3512" calcext:value-type="float">
            <text:p>6.76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2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4848" calcext:value-type="float">
            <text:p>6.7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2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2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2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6184" calcext:value-type="float">
            <text:p>6.8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2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3136" calcext:value-type="float">
            <text:p>6.8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3992" calcext:value-type="float">
            <text:p>6.79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2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9608" calcext:value-type="float">
            <text:p>6.7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2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4368" calcext:value-type="float">
            <text:p>6.7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2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3992" calcext:value-type="float">
            <text:p>6.79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2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3136" calcext:value-type="float">
            <text:p>6.8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3992" calcext:value-type="float">
            <text:p>6.79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2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7896" calcext:value-type="float">
            <text:p>6.7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2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8752" calcext:value-type="float">
            <text:p>6.7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2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2656" calcext:value-type="float">
            <text:p>6.7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2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3512" calcext:value-type="float">
            <text:p>6.76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4368" calcext:value-type="float">
            <text:p>6.7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2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2656" calcext:value-type="float">
            <text:p>6.7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2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4848" calcext:value-type="float">
            <text:p>6.7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2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9608" calcext:value-type="float">
            <text:p>6.7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2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9608" calcext:value-type="float">
            <text:p>6.7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132" calcext:value-type="float">
            <text:p>6.7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2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9984" calcext:value-type="float">
            <text:p>6.72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2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4744" calcext:value-type="float">
            <text:p>6.7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2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9504" calcext:value-type="float">
            <text:p>6.6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2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4264" calcext:value-type="float">
            <text:p>6.6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9024" calcext:value-type="float">
            <text:p>6.6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2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5496" calcext:value-type="float">
            <text:p>6.63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2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892" calcext:value-type="float">
            <text:p>6.5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2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9296" calcext:value-type="float">
            <text:p>6.5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2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8816" calcext:value-type="float">
            <text:p>6.52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5288" calcext:value-type="float">
            <text:p>6.49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2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2616" calcext:value-type="float">
            <text:p>6.45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2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604" calcext:value-type="float">
            <text:p>6.41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2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604" calcext:value-type="float">
            <text:p>6.41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2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8232" calcext:value-type="float">
            <text:p>6.42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2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9088" calcext:value-type="float">
            <text:p>6.41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2992" calcext:value-type="float">
            <text:p>6.41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2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7856" calcext:value-type="float">
            <text:p>6.46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2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5768" calcext:value-type="float">
            <text:p>6.52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2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748" calcext:value-type="float">
            <text:p>6.50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2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604" calcext:value-type="float">
            <text:p>6.41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4808" calcext:value-type="float">
            <text:p>6.46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2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748" calcext:value-type="float">
            <text:p>6.50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2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5664" calcext:value-type="float">
            <text:p>6.45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2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3848" calcext:value-type="float">
            <text:p>6.40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2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6792" calcext:value-type="float">
            <text:p>6.33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0112" calcext:value-type="float">
            <text:p>6.23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2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552" calcext:value-type="float">
            <text:p>6.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2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9696" calcext:value-type="float">
            <text:p>5.9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2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2264" calcext:value-type="float">
            <text:p>5.92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2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8904" calcext:value-type="float">
            <text:p>5.7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2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0616" calcext:value-type="float">
            <text:p>5.6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2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2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7088" calcext:value-type="float">
            <text:p>5.6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2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6232" calcext:value-type="float">
            <text:p>5.6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2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376" calcext:value-type="float">
            <text:p>5.6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2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848" calcext:value-type="float">
            <text:p>5.6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2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2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5272" calcext:value-type="float">
            <text:p>5.6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3728" calcext:value-type="float">
            <text:p>5.4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2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2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2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3224" calcext:value-type="float">
            <text:p>5.9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2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1928" calcext:value-type="float">
            <text:p>6.28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1448" calcext:value-type="float">
            <text:p>6.25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2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1824" calcext:value-type="float">
            <text:p>6.21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2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8192" calcext:value-type="float">
            <text:p>6.1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2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3328" calcext:value-type="float">
            <text:p>6.05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2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1888" calcext:value-type="float">
            <text:p>5.9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0344" calcext:value-type="float">
            <text:p>5.8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2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2264" calcext:value-type="float">
            <text:p>5.92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2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3808" calcext:value-type="float">
            <text:p>6.0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2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552" calcext:value-type="float">
            <text:p>6.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2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0864" calcext:value-type="float">
            <text:p>6.15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8192" calcext:value-type="float">
            <text:p>6.1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2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9424" calcext:value-type="float">
            <text:p>6.05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2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9696" calcext:value-type="float">
            <text:p>5.9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2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1576" calcext:value-type="float">
            <text:p>5.7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2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1368" calcext:value-type="float">
            <text:p>5.6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2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6024" calcext:value-type="float">
            <text:p>5.5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2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3352" calcext:value-type="float">
            <text:p>5.4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2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2224" calcext:value-type="float">
            <text:p>5.6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2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3352" calcext:value-type="float">
            <text:p>5.4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2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3352" calcext:value-type="float">
            <text:p>5.4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2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2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2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768" calcext:value-type="float">
            <text:p>5.3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2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2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2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6024" calcext:value-type="float">
            <text:p>5.5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2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768" calcext:value-type="float">
            <text:p>5.3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2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2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6296" calcext:value-type="float">
            <text:p>5.4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2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9448" calcext:value-type="float">
            <text:p>5.4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2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4624" calcext:value-type="float">
            <text:p>5.75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2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8712" calcext:value-type="float">
            <text:p>6.45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2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9296" calcext:value-type="float">
            <text:p>6.5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2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5392" calcext:value-type="float">
            <text:p>6.5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2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1864" calcext:value-type="float">
            <text:p>6.53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2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5288" calcext:value-type="float">
            <text:p>6.49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2512" calcext:value-type="float">
            <text:p>6.3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2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652" calcext:value-type="float">
            <text:p>6.4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2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4704" calcext:value-type="float">
            <text:p>6.3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2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6728" calcext:value-type="float">
            <text:p>6.5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2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2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5664" calcext:value-type="float">
            <text:p>6.45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2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8984" calcext:value-type="float">
            <text:p>6.3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2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984" calcext:value-type="float">
            <text:p>6.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2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46" calcext:value-type="float">
            <text:p>6.3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5456" calcext:value-type="float">
            <text:p>6.3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2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1072" calcext:value-type="float">
            <text:p>6.29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2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0968" calcext:value-type="float">
            <text:p>6.22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2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5248" calcext:value-type="float">
            <text:p>6.17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2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5248" calcext:value-type="float">
            <text:p>6.17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1928" calcext:value-type="float">
            <text:p>6.28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2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6312" calcext:value-type="float">
            <text:p>6.30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2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2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6624" calcext:value-type="float">
            <text:p>6.51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2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4056" calcext:value-type="float">
            <text:p>6.54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1488" calcext:value-type="float">
            <text:p>6.57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2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2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5056" calcext:value-type="float">
            <text:p>6.9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2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2008" calcext:value-type="float">
            <text:p>6.9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2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5912" calcext:value-type="float">
            <text:p>6.91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2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2864" calcext:value-type="float">
            <text:p>6.9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2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5912" calcext:value-type="float">
            <text:p>6.91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2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6768" calcext:value-type="float">
            <text:p>6.90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2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1528" calcext:value-type="float">
            <text:p>6.89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2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5432" calcext:value-type="float">
            <text:p>6.8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2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5432" calcext:value-type="float">
            <text:p>6.8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2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5432" calcext:value-type="float">
            <text:p>6.8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2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2384" calcext:value-type="float">
            <text:p>6.8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6288" calcext:value-type="float">
            <text:p>6.8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2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2384" calcext:value-type="float">
            <text:p>6.8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2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324" calcext:value-type="float">
            <text:p>6.8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2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324" calcext:value-type="float">
            <text:p>6.8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2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0192" calcext:value-type="float">
            <text:p>6.8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4096" calcext:value-type="float">
            <text:p>6.86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2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2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4952" calcext:value-type="float">
            <text:p>6.85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2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5808" calcext:value-type="float">
            <text:p>6.8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2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6664" calcext:value-type="float">
            <text:p>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2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1424" calcext:value-type="float">
            <text:p>6.8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2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0088" calcext:value-type="float">
            <text:p>6.80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2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18" calcext:value-type="float">
            <text:p>6.7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2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2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5224" calcext:value-type="float">
            <text:p>6.74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7312" calcext:value-type="float">
            <text:p>6.6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2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2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6352" calcext:value-type="float">
            <text:p>6.6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2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2824" calcext:value-type="float">
            <text:p>6.5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2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4912" calcext:value-type="float">
            <text:p>6.5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6624" calcext:value-type="float">
            <text:p>6.51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2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3576" calcext:value-type="float">
            <text:p>6.51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2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5288" calcext:value-type="float">
            <text:p>6.49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2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6456" calcext:value-type="float">
            <text:p>6.69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2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9608" calcext:value-type="float">
            <text:p>6.7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2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2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7416" calcext:value-type="float">
            <text:p>6.7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2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2176" calcext:value-type="float">
            <text:p>6.7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2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7792" calcext:value-type="float">
            <text:p>6.7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2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6832" calcext:value-type="float">
            <text:p>6.65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2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1592" calcext:value-type="float">
            <text:p>6.64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2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5016" calcext:value-type="float">
            <text:p>6.60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2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1968" calcext:value-type="float">
            <text:p>6.6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2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1112" calcext:value-type="float">
            <text:p>6.6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2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5496" calcext:value-type="float">
            <text:p>6.63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2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2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7792" calcext:value-type="float">
            <text:p>6.7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2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5224" calcext:value-type="float">
            <text:p>6.74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2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2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2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0944" calcext:value-type="float">
            <text:p>6.7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2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2656" calcext:value-type="float">
            <text:p>6.7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2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5224" calcext:value-type="float">
            <text:p>6.74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2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2176" calcext:value-type="float">
            <text:p>6.7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2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6936" calcext:value-type="float">
            <text:p>6.72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2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6456" calcext:value-type="float">
            <text:p>6.69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2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4264" calcext:value-type="float">
            <text:p>6.6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2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4264" calcext:value-type="float">
            <text:p>6.6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2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2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5496" calcext:value-type="float">
            <text:p>6.63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2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2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1968" calcext:value-type="float">
            <text:p>6.6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2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4056" calcext:value-type="float">
            <text:p>6.54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2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5768" calcext:value-type="float">
            <text:p>6.52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2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8816" calcext:value-type="float">
            <text:p>6.52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2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5768" calcext:value-type="float">
            <text:p>6.52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2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2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5392" calcext:value-type="float">
            <text:p>6.5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2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7104" calcext:value-type="float">
            <text:p>6.5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2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1864" calcext:value-type="float">
            <text:p>6.53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2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4912" calcext:value-type="float">
            <text:p>6.5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2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844" calcext:value-type="float">
            <text:p>6.5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2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844" calcext:value-type="float">
            <text:p>6.5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2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9776" calcext:value-type="float">
            <text:p>6.5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2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3304" calcext:value-type="float">
            <text:p>6.6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2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2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2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2344" calcext:value-type="float">
            <text:p>6.5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2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5872" calcext:value-type="float">
            <text:p>6.59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2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4536" calcext:value-type="float">
            <text:p>6.57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2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4536" calcext:value-type="float">
            <text:p>6.57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2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7584" calcext:value-type="float">
            <text:p>6.5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2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5016" calcext:value-type="float">
            <text:p>6.60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2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1112" calcext:value-type="float">
            <text:p>6.6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2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2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1968" calcext:value-type="float">
            <text:p>6.6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2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892" calcext:value-type="float">
            <text:p>6.5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892" calcext:value-type="float">
            <text:p>6.5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2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7104" calcext:value-type="float">
            <text:p>6.5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2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6144" calcext:value-type="float">
            <text:p>6.48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2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9672" calcext:value-type="float">
            <text:p>6.51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2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0256" calcext:value-type="float">
            <text:p>6.6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4264" calcext:value-type="float">
            <text:p>6.6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2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3888" calcext:value-type="float">
            <text:p>6.7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2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3888" calcext:value-type="float">
            <text:p>6.7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2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8648" calcext:value-type="float">
            <text:p>6.7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2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3408" calcext:value-type="float">
            <text:p>6.6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2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988" calcext:value-type="float">
            <text:p>6.6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2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892" calcext:value-type="float">
            <text:p>6.5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2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128" calcext:value-type="float">
            <text:p>6.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2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9088" calcext:value-type="float">
            <text:p>6.41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2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652" calcext:value-type="float">
            <text:p>6.4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4328" calcext:value-type="float">
            <text:p>6.43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2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4328" calcext:value-type="float">
            <text:p>6.43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2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0424" calcext:value-type="float">
            <text:p>6.44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2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8712" calcext:value-type="float">
            <text:p>6.45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2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3952" calcext:value-type="float">
            <text:p>6.47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652" calcext:value-type="float">
            <text:p>6.4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2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9088" calcext:value-type="float">
            <text:p>6.41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2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9568" calcext:value-type="float">
            <text:p>6.44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2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8712" calcext:value-type="float">
            <text:p>6.45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2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0904" calcext:value-type="float">
            <text:p>6.47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1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0048" calcext:value-type="float">
            <text:p>6.48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1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3952" calcext:value-type="float">
            <text:p>6.47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1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0904" calcext:value-type="float">
            <text:p>6.47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1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604" calcext:value-type="float">
            <text:p>6.41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1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7168" calcext:value-type="float">
            <text:p>6.29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1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412" calcext:value-type="float">
            <text:p>6.29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1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7168" calcext:value-type="float">
            <text:p>6.29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1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412" calcext:value-type="float">
            <text:p>6.29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1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7168" calcext:value-type="float">
            <text:p>6.29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1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936" calcext:value-type="float">
            <text:p>6.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1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1552" calcext:value-type="float">
            <text:p>6.3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1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46" calcext:value-type="float">
            <text:p>6.3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1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7648" calcext:value-type="float">
            <text:p>6.3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1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3744" calcext:value-type="float">
            <text:p>6.3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1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8984" calcext:value-type="float">
            <text:p>6.3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1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8232" calcext:value-type="float">
            <text:p>6.42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1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4432" calcext:value-type="float">
            <text:p>6.50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1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0528" calcext:value-type="float">
            <text:p>6.51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1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6624" calcext:value-type="float">
            <text:p>6.51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1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9672" calcext:value-type="float">
            <text:p>6.51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1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272" calcext:value-type="float">
            <text:p>6.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1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5768" calcext:value-type="float">
            <text:p>6.52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1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796" calcext:value-type="float">
            <text:p>6.5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1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1488" calcext:value-type="float">
            <text:p>6.57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1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4848" calcext:value-type="float">
            <text:p>6.7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1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7144" calcext:value-type="float">
            <text:p>6.8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1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4096" calcext:value-type="float">
            <text:p>6.86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1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4096" calcext:value-type="float">
            <text:p>6.86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1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4096" calcext:value-type="float">
            <text:p>6.86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1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4096" calcext:value-type="float">
            <text:p>6.86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1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4096" calcext:value-type="float">
            <text:p>6.86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1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7144" calcext:value-type="float">
            <text:p>6.8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1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0192" calcext:value-type="float">
            <text:p>6.8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1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0192" calcext:value-type="float">
            <text:p>6.8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1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0192" calcext:value-type="float">
            <text:p>6.8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1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7144" calcext:value-type="float">
            <text:p>6.8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1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7144" calcext:value-type="float">
            <text:p>6.8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1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7144" calcext:value-type="float">
            <text:p>6.8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1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4096" calcext:value-type="float">
            <text:p>6.86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1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7144" calcext:value-type="float">
            <text:p>6.8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1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7144" calcext:value-type="float">
            <text:p>6.8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1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9336" calcext:value-type="float">
            <text:p>6.8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1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2384" calcext:value-type="float">
            <text:p>6.8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1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9336" calcext:value-type="float">
            <text:p>6.8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1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324" calcext:value-type="float">
            <text:p>6.8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1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4096" calcext:value-type="float">
            <text:p>6.86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1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4952" calcext:value-type="float">
            <text:p>6.85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1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9712" calcext:value-type="float">
            <text:p>6.8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1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5328" calcext:value-type="float">
            <text:p>6.81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1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1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748" calcext:value-type="float">
            <text:p>6.50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1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0192" calcext:value-type="float">
            <text:p>6.8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1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2384" calcext:value-type="float">
            <text:p>6.8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1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2384" calcext:value-type="float">
            <text:p>6.8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1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6288" calcext:value-type="float">
            <text:p>6.8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1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324" calcext:value-type="float">
            <text:p>6.8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0192" calcext:value-type="float">
            <text:p>6.8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1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7144" calcext:value-type="float">
            <text:p>6.8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1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1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8856" calcext:value-type="float">
            <text:p>6.8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1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276" calcext:value-type="float">
            <text:p>6.8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1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9712" calcext:value-type="float">
            <text:p>6.8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1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3616" calcext:value-type="float">
            <text:p>6.83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1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9232" calcext:value-type="float">
            <text:p>6.8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1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0944" calcext:value-type="float">
            <text:p>6.7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1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9712" calcext:value-type="float">
            <text:p>6.8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1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4096" calcext:value-type="float">
            <text:p>6.86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1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276" calcext:value-type="float">
            <text:p>6.8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1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1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1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1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324" calcext:value-type="float">
            <text:p>6.8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1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0192" calcext:value-type="float">
            <text:p>6.8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1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1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4952" calcext:value-type="float">
            <text:p>6.85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1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1904" calcext:value-type="float">
            <text:p>6.8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0568" calcext:value-type="float">
            <text:p>6.8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1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228" calcext:value-type="float">
            <text:p>6.8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1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9232" calcext:value-type="float">
            <text:p>6.8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1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6184" calcext:value-type="float">
            <text:p>6.8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1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0944" calcext:value-type="float">
            <text:p>6.7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6184" calcext:value-type="float">
            <text:p>6.8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1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0088" calcext:value-type="float">
            <text:p>6.80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1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4848" calcext:value-type="float">
            <text:p>6.7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1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5704" calcext:value-type="float">
            <text:p>6.7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1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5704" calcext:value-type="float">
            <text:p>6.7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1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2656" calcext:value-type="float">
            <text:p>6.7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1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9608" calcext:value-type="float">
            <text:p>6.7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1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1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0464" calcext:value-type="float">
            <text:p>6.7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1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8272" calcext:value-type="float">
            <text:p>6.7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3032" calcext:value-type="float">
            <text:p>6.73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1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2176" calcext:value-type="float">
            <text:p>6.7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1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5224" calcext:value-type="float">
            <text:p>6.74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1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1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6936" calcext:value-type="float">
            <text:p>6.72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1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4744" calcext:value-type="float">
            <text:p>6.7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1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6456" calcext:value-type="float">
            <text:p>6.69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1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7312" calcext:value-type="float">
            <text:p>6.6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1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1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3784" calcext:value-type="float">
            <text:p>6.65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1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2448" calcext:value-type="float">
            <text:p>6.6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1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8064" calcext:value-type="float">
            <text:p>6.6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1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7584" calcext:value-type="float">
            <text:p>6.5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1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6248" calcext:value-type="float">
            <text:p>6.55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1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272" calcext:value-type="float">
            <text:p>6.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3096" calcext:value-type="float">
            <text:p>6.48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1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652" calcext:value-type="float">
            <text:p>6.4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1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2992" calcext:value-type="float">
            <text:p>6.41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1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9464" calcext:value-type="float">
            <text:p>6.37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1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1928" calcext:value-type="float">
            <text:p>6.28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8296" calcext:value-type="float">
            <text:p>6.17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1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0864" calcext:value-type="float">
            <text:p>6.15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1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172" calcext:value-type="float">
            <text:p>6.1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1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6104" calcext:value-type="float">
            <text:p>6.16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1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7648" calcext:value-type="float">
            <text:p>6.3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1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128" calcext:value-type="float">
            <text:p>6.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1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8816" calcext:value-type="float">
            <text:p>6.52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1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8648" calcext:value-type="float">
            <text:p>6.7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1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132" calcext:value-type="float">
            <text:p>6.7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1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8272" calcext:value-type="float">
            <text:p>6.7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1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0464" calcext:value-type="float">
            <text:p>6.7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1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1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18" calcext:value-type="float">
            <text:p>6.7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1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8752" calcext:value-type="float">
            <text:p>6.7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1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7416" calcext:value-type="float">
            <text:p>6.7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1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9128" calcext:value-type="float">
            <text:p>6.73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1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3888" calcext:value-type="float">
            <text:p>6.7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1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1696" calcext:value-type="float">
            <text:p>6.71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1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7312" calcext:value-type="float">
            <text:p>6.6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1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6832" calcext:value-type="float">
            <text:p>6.65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1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5496" calcext:value-type="float">
            <text:p>6.63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1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7312" calcext:value-type="float">
            <text:p>6.6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1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036" calcext:value-type="float">
            <text:p>6.6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1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8168" calcext:value-type="float">
            <text:p>6.67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1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4536" calcext:value-type="float">
            <text:p>6.57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1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5288" calcext:value-type="float">
            <text:p>6.49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1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8336" calcext:value-type="float">
            <text:p>6.49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1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8064" calcext:value-type="float">
            <text:p>6.6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1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6832" calcext:value-type="float">
            <text:p>6.65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1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1216" calcext:value-type="float">
            <text:p>6.6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1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1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8168" calcext:value-type="float">
            <text:p>6.67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1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1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1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036" calcext:value-type="float">
            <text:p>6.6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1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1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3784" calcext:value-type="float">
            <text:p>6.65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1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2448" calcext:value-type="float">
            <text:p>6.6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1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7584" calcext:value-type="float">
            <text:p>6.5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1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4912" calcext:value-type="float">
            <text:p>6.5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1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748" calcext:value-type="float">
            <text:p>6.50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1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9568" calcext:value-type="float">
            <text:p>6.44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5096053102</text:p>
          </table:table-cell>
          <table:table-cell office:value-type="string" calcext:value-type="string">
            <text:p>10S 12E 20ADD 01</text:p>
          </table:table-cell>
          <table:table-cell office:value-type="string" calcext:value-type="string">
            <text:p>2021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9088" calcext:value-type="float">
            <text:p>6.41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716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8508" meta:object-count="0"/>
    <meta:user-defined meta:name="AppVersion">3.0</meta:user-defined>
  </office:meta>
</office:document-meta>
</file>